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font-size="13pt" style:font-size-asian="13pt" style:font-size-complex="13pt" fo:language="en" fo:country="US"/>
    </style:style>
    <style:style style:name="P5" style:parent-style-name="Normal" style:family="paragraph">
      <style:text-properties fo:font-size="13pt" style:font-size-asian="13pt" style:font-size-complex="13pt" fo:language="en" fo:country="US"/>
    </style:style>
    <style:style style:name="P6" style:parent-style-name="Normal" style:family="paragraph">
      <style:text-properties fo:font-size="13pt" style:font-size-asian="13pt" style:font-size-complex="13pt" fo:language="en" fo:country="US"/>
    </style:style>
    <style:style style:name="P7" style:parent-style-name="Normal" style:family="paragraph">
      <style:text-properties fo:font-size="13pt" style:font-size-asian="13pt" style:font-size-complex="13pt" fo:language="en" fo:country="US"/>
    </style:style>
    <style:style style:name="P8" style:parent-style-name="Normal" style:family="paragraph">
      <style:text-properties fo:font-size="13pt" style:font-size-asian="13pt" style:font-size-complex="13pt" fo:language="en" fo:country="US"/>
    </style:style>
    <style:style style:name="P9" style:parent-style-name="Normal" style:family="paragraph">
      <style:text-properties fo:font-size="13pt" style:font-size-asian="13pt" style:font-size-complex="13pt" fo:language="en" fo:country="US"/>
    </style:style>
    <style:style style:name="P10" style:parent-style-name="Normal" style:family="paragraph">
      <style:text-properties fo:font-size="13pt" style:font-size-asian="13pt" style:font-size-complex="13pt" fo:language="en" fo:country="US"/>
    </style:style>
    <style:style style:name="P11" style:parent-style-name="Normal" style:family="paragraph">
      <style:text-properties fo:font-size="13pt" style:font-size-asian="13pt" style:font-size-complex="13pt" fo:language="en" fo:country="US"/>
    </style:style>
    <style:style style:name="P12" style:parent-style-name="Normal" style:family="paragraph">
      <style:text-properties fo:font-size="13pt" style:font-size-asian="13pt" style:font-size-complex="13pt" fo:language="en" fo:country="US"/>
    </style:style>
    <style:style style:name="P13" style:parent-style-name="Normal" style:family="paragraph">
      <style:text-properties fo:font-size="13pt" style:font-size-asian="13pt" style:font-size-complex="13pt" fo:language="en" fo:country="US"/>
    </style:style>
    <style:style style:name="P14" style:parent-style-name="Paragraphedeliste" style:list-style-name="LFO1" style:family="paragraph">
      <style:text-properties fo:font-size="13pt" style:font-size-asian="13pt" style:font-size-complex="13pt" fo:language="en" fo:country="US"/>
    </style:style>
    <style:style style:name="P15" style:parent-style-name="Paragraphedeliste" style:family="paragraph">
      <style:text-properties fo:font-size="13pt" style:font-size-asian="13pt" style:font-size-complex="13pt" fo:language="en" fo:country="US"/>
    </style:style>
    <style:style style:name="P16" style:parent-style-name="Paragraphedeliste" style:list-style-name="LFO1" style:family="paragraph">
      <style:text-properties fo:font-size="13pt" style:font-size-asian="13pt" style:font-size-complex="13pt" fo:language="en" fo:country="US"/>
    </style:style>
    <style:style style:name="P17" style:parent-style-name="Paragraphedeliste" style:list-style-name="LFO1" style:family="paragraph">
      <style:text-properties fo:font-size="13pt" style:font-size-asian="13pt" style:font-size-complex="13pt" fo:language="en" fo:country="US"/>
    </style:style>
    <style:style style:name="P18" style:parent-style-name="Normal" style:family="paragraph">
      <style:text-properties fo:font-size="13pt" style:font-size-asian="13pt" style:font-size-complex="13pt" fo:language="en" fo:country="US"/>
    </style:style>
    <style:style style:name="P19" style:parent-style-name="Normal" style:family="paragraph">
      <style:text-properties fo:font-size="13pt" style:font-size-asian="13pt" style:font-size-complex="13pt" fo:language="en" fo:country="US"/>
    </style:style>
    <style:style style:name="P20" style:parent-style-name="Normal" style:family="paragraph">
      <style:text-properties fo:font-size="13pt" style:font-size-asian="13pt" style:font-size-complex="13pt" fo:language="en" fo:country="US"/>
    </style:style>
    <style:style style:name="P21" style:parent-style-name="Normal" style:family="paragraph">
      <style:text-properties fo:font-size="13pt" style:font-size-asian="13pt" style:font-size-complex="13pt" fo:language="en" fo:country="US"/>
    </style:style>
    <style:style style:name="P22" style:parent-style-name="Normal" style:family="paragraph">
      <style:text-properties fo:font-size="13pt" style:font-size-asian="13pt" style:font-size-complex="13pt" fo:language="en" fo:country="US"/>
    </style:style>
    <style:style style:name="P23" style:parent-style-name="Normal" style:family="paragraph">
      <style:text-properties fo:font-size="13pt" style:font-size-asian="13pt" style:font-size-complex="13pt" fo:language="en" fo:country="US"/>
    </style:style>
    <style:style style:name="P24" style:parent-style-name="Normal" style:family="paragraph">
      <style:text-properties fo:font-size="13pt" style:font-size-asian="13pt" style:font-size-complex="13pt" fo:language="en" fo:country="US"/>
    </style:style>
    <style:style style:name="P25" style:parent-style-name="Normal" style:family="paragraph">
      <style:text-properties fo:font-size="13pt" style:font-size-asian="13pt" style:font-size-complex="13pt" fo:language="en" fo:country="US"/>
    </style:style>
    <style:style style:name="P26" style:parent-style-name="Normal" style:family="paragraph">
      <style:text-properties fo:font-size="13pt" style:font-size-asian="13pt" style:font-size-complex="13pt" fo:language="en" fo:country="US"/>
    </style:style>
    <style:style style:name="P27" style:parent-style-name="Normal" style:family="paragraph">
      <style:text-properties fo:font-size="13pt" style:font-size-asian="13pt" style:font-size-complex="13pt" fo:language="en" fo:country="US"/>
    </style:style>
    <style:style style:name="P28" style:parent-style-name="Normal" style:family="paragraph">
      <style:text-properties fo:font-size="13pt" style:font-size-asian="13pt" style:font-size-complex="13pt" fo:language="en" fo:country="US"/>
    </style:style>
    <style:style style:name="P29" style:parent-style-name="Normal" style:family="paragraph">
      <style:text-properties fo:font-size="13pt" style:font-size-asian="13pt" style:font-size-complex="13pt" fo:language="en" fo:country="US"/>
    </style:style>
    <style:style style:name="P30" style:parent-style-name="Normal" style:family="paragraph">
      <style:text-properties fo:font-size="13pt" style:font-size-asian="13pt" style:font-size-complex="13pt" fo:language="en" fo:country="US"/>
    </style:style>
    <style:style style:name="P31" style:parent-style-name="Normal" style:family="paragraph">
      <style:text-properties fo:font-size="13pt" style:font-size-asian="13pt" style:font-size-complex="13pt" fo:language="en" fo:country="US"/>
    </style:style>
    <style:style style:name="P32" style:parent-style-name="Normal" style:family="paragraph">
      <style:text-properties fo:font-size="13pt" style:font-size-asian="13pt" style:font-size-complex="13pt" fo:language="en" fo:country="US"/>
    </style:style>
    <style:style style:name="P33" style:parent-style-name="Normal" style:family="paragraph">
      <style:text-properties fo:font-size="13pt" style:font-size-asian="13pt" style:font-size-complex="13pt" fo:language="en" fo:country="US"/>
    </style:style>
    <style:style style:name="T34" style:parent-style-name="Policepardéfaut" style:family="text">
      <style:text-properties fo:font-size="13pt" style:font-size-asian="13pt" style:font-size-complex="13pt" fo:language="en" fo:country="US"/>
    </style:style>
    <style:style style:name="T35" style:parent-style-name="Policepardéfaut" style:family="text">
      <style:text-properties fo:font-size="13pt" style:font-size-asian="13pt" style:font-size-complex="13pt" fo:language="en" fo:country="US"/>
    </style:style>
  </office:automatic-styles>
  <office:body>
    <office:text text:use-soft-page-breaks="true">
      <text:p text:style-name="P1">EXPRESSIONS FOR WRITING A COVER LETTER IN ENGLISH</text:p>
      <text:p text:style-name="P3"/>
      <text:p text:style-name="P4">In reply to your advertisement on JobTeaser.com/ Welcome to the Jungle.com website, I would be grateful if you would consider my<text:s/>application for the post of …<text:s/></text:p>
      <text:p text:style-name="P5">I would like to apply for the position recently advertised on your company website. This is exactly the kind of opportunity I was hoping for. As my English is fluent, my ambition is today to work in England in order to use it<text:s/>professionally.</text:p>
      <text:p text:style-name="P6">I would like to express my interest in … (company’s name) and the available … position described on Monster.com website.</text:p>
      <text:p text:style-name="P7">I was excited to read about the … job opening at …, advertised on your website. I have been interested in … for many years. In addition to my …, I widened my skills through travels and other activities. For example, I am able to work either in a team or on my own.<text:s/></text:p>
      <text:p text:style-name="P8">The position of … advertised on the …com website is exactly the kind of opportunity I have been waiting for.<text:s/></text:p>
      <text:p text:style-name="P9">The educational background, experience, and skills listed in your … advertisement regarding the … position match my profile.<text:s/></text:p>
      <text:p text:style-name="P10">You are planning to … (set up a new store) and this is exactly the kind of opportunity I have been waiting for as I wish to improve my career prospects in the … industry working for an international firm.</text:p>
      <text:p text:style-name="P11">My relevant experience includes two months as a … for … and my current position as a … for …<text:s/></text:p>
      <text:p text:style-name="P12">French is my mother tongue and I speak English and German fluently, so I can carry out business with foreign suppliers.</text:p>
      <text:p text:style-name="P13">In addition to my resume enclosed, please find below a brief overview of my ability to match your specific needs:</text:p>
      <text:list text:style-name="LFO1" text:continue-numbering="true">
        <text:list-item>
          <text:p text:style-name="P14">Thanks to my previous placements, I have a good knowledge regarding all the aspects of …</text:p>
        </text:list-item>
      </text:list>
      <text:p text:style-name="P15">I also dealt with<text:s/>…</text:p>
      <text:list text:style-name="LFO1" text:continue-numbering="true">
        <text:list-item>
          <text:p text:style-name="P16">As a …, I am efficient and I actively contributed to the success of …</text:p>
        </text:list-item>
        <text:list-item>
          <text:p text:style-name="P17">During my studies, I learnt …</text:p>
        </text:list-item>
      </text:list>
      <text:p text:style-name="P18">Moreover, I am eager to work in the professional environment of a service company.<text:s/></text:p>
      <text:soft-page-break/>
      <text:p text:style-name="P19">I have developed a great interest in … at school and I am confident that my skills will be useful in a profile like yours. When I was a student, I had a two-month work placement in a British company, in London. / Moreover, during my studies, I had two work placements abroad where my good communication skills and my multitasking ability were proven. You will find these companies’ details on the CV I attached for your review. Please contact them should you require any further information. <text:s/></text:p>
      <text:p text:style-name="P20">I would like to find an internship in an international company in which I can make full<text:s/>use of my English knowledge.</text:p>
      <text:p text:style-name="P21">I am confident that my communication skills – I can speak French, English and German fluently – and my ability to … will be of interest to your company</text:p>
      <text:p text:style-name="P22">As I carried out … during my studies, I have a good knowledge of this field<text:s/>now. In addition, I speak English and German fluently.</text:p>
      <text:p text:style-name="P23">As lots of your French customers want to … in Germany, I think it would be a great opportunity for both of us to work together: we could increase your turnover. Furthermore, I will be very pleased to<text:s/>join a proficient company like yours where I will learn about …<text:s/></text:p>
      <text:p text:style-name="P24">I would be very grateful to join your team and work for your company / happy to contribute positively to your success.</text:p>
      <text:p text:style-name="P25">I would welcome the opportunity of an interview with you and I look forward to hearing from you soon.<text:s/></text:p>
      <text:p text:style-name="P26">As a keen, hard-working and reliable person, I have a wide experience in …<text:s/></text:p>
      <text:p text:style-name="P27">I have designed brochures</text:p>
      <text:p text:style-name="P28">I look forward to putting my knowledge and experience into practice in your firm / to speaking with you about this employment opportunity.</text:p>
      <text:p text:style-name="P29">Thank you for considering my application. <text:s/></text:p>
      <text:p text:style-name="P30">I would welcome an interview and hope to hear from you at your earliest convenience.</text:p>
      <text:p text:style-name="P31"><text:s/>I will be very pleased to supply any further information you may require.</text:p>
      <text:p text:style-name="P32">Please feel free to contact me by phone or e-mail, I look forward to hearing from you to arrange an interview.<text:s/></text:p>
      <text:p text:style-name="P33">Please find enclosed my resume. I can be available for interview at your convenience and look forward to meeting you. Thank you for your time and attention.</text:p>
      <text:p text:style-name="Normal"><text:span text:style-name="T34">I hope to receive a fav</text:span><text:span text:style-name="T35">orable (US)/ favourable (GB) reply shortl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ne Caspary</meta:initial-creator>
    <dc:creator>Aline Caspary</dc:creator>
    <meta:creation-date>2018-02-10T18:52:00Z</meta:creation-date>
    <dc:date>2021-09-28T11:14:00Z</dc:date>
    <meta:template xlink:href="Normal.dotm" xlink:type="simple"/>
    <meta:editing-cycles>66</meta:editing-cycles>
    <meta:editing-duration>PT9060S</meta:editing-duration>
    <meta:document-statistic meta:page-count="2" meta:paragraph-count="8" meta:word-count="625" meta:character-count="4056" meta:row-count="28" meta:non-whitespace-character-count="3439"/>
  </office:meta>
</office:document-meta>
</file>